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\C[6]なお、物語の進行をスムーズにするため、
4つの体のうち3体を省略することをご容赦
願いたい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誰も・・・・・・・・・・・・・・・いない・・・・・・</text:p>
          </table:table-cell>
          <table:table-cell table:number-columns-repeated="1023"/>
        </table:table-row>
        <table:table-row>
          <table:table-cell table:style-name="ce0" office:value-type="string">
            <text:p>\C[6]指定された洞窟の奥へと歩みを進め続ける
死神少女。</text:p>
          </table:table-cell>
          <table:table-cell table:number-columns-repeated="1023"/>
        </table:table-row>
        <table:table-row>
          <table:table-cell table:style-name="ce0" office:value-type="string">
            <text:p>\C[6]しかし、いくら進めど晩餐会の面影はおろか、
人影すら見当たらない。</text:p>
          </table:table-cell>
          <table:table-cell table:number-columns-repeated="1023"/>
        </table:table-row>
        <table:table-row>
          <table:table-cell table:style-name="ce0" office:value-type="string">
            <text:p>\C[6]通常であれば、いい加減この招待に疑問を
いだくところであるが、前述のとおり彼女には
物事を疑うという思考がない。</text:p>
          </table:table-cell>
          <table:table-cell table:number-columns-repeated="1023"/>
        </table:table-row>
        <table:table-row>
          <table:table-cell table:style-name="ce0" office:value-type="string">
            <text:p>\C[6]それはこの死神少女が、その圧倒的戦闘力のみ
で出会う全ての敵を完膚なきまでに叩きのめす
ことができたからである。</text:p>
          </table:table-cell>
          <table:table-cell table:number-columns-repeated="1023"/>
        </table:table-row>
        <table:table-row>
          <table:table-cell table:style-name="ce0" office:value-type="string">
            <text:p>\C[6]彼女の人生には、相手の裏をかいたり、
目をあざむくといった駆け引きが必要なかった
のだ。</text:p>
          </table:table-cell>
          <table:table-cell table:number-columns-repeated="1023"/>
        </table:table-row>
        <table:table-row>
          <table:table-cell table:style-name="ce0" office:value-type="string">
            <text:p>・・・もっと・・・・・・・・・・・・奥・・・・・・かな・・・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3+01:00</meta:creation-date>
    <dc:date>2019-11-03T17:42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